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5319*"/>
    </style:style>
    <style:style style:name="Table1.B" style:family="table-column">
      <style:table-column-properties style:rel-column-width="22128*"/>
    </style:style>
    <style:style style:name="Table1.C" style:family="table-column">
      <style:table-column-properties style:rel-column-width="28086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9223*"/>
    </style:style>
    <style:style style:name="Table2.B" style:family="table-column">
      <style:table-column-properties style:rel-column-width="13980*"/>
    </style:style>
    <style:style style:name="Table2.C" style:family="table-column">
      <style:table-column-properties style:rel-column-width="32330*"/>
    </style:style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>
      <style:table-column-properties style:rel-column-width="15319*"/>
    </style:style>
    <style:style style:name="Table3.B" style:family="table-column">
      <style:table-column-properties style:rel-column-width="22128*"/>
    </style:style>
    <style:style style:name="Table3.C" style:family="table-column">
      <style:table-column-properties style:rel-column-width="28086*"/>
    </style:style>
    <style:style style:name="Table3.A1" style:family="table-cell">
      <style:table-cell-properties fo:border="none"/>
    </style:style>
  </office:automatic-styles>
  <office:body>
    <office:text>
      <text:p text:style-name="Title">Broadcast</text:p>
      <text:p text:style-name="P1">Broadcast <text:s text:c="1"/>// Operation that produces a tensor based on arg's axes</text:p>
      <text:h text:style-name="Heading_20_1" text:outline-level="1">Description</text:h>
      <text:p text:style-name="First_20_paragraph">Operation whose <text:span text:style-name="Source_Text">output</text:span> tensor ignores axes not in the <text:span text:style-name="Source_Text">arg</text:span> tensor.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</text:span></text:p>
          </table:table-cell>
          <table:table-cell table:style-name="Table1.A1" office:value-type="string">
            <text:p text:style-name="Table_20_Contents">Any</text:p>
          </table:table-cell>
          <table:table-cell table:style-name="Table1.A1" office:value-type="string">
            <text:p text:style-name="Table_20_Contents">Any</text:p>
          </table:table-cell>
        </table:table-row>
      </table:table>
      <text:h text:style-name="Heading_20_2" text:outline-level="2">Attribute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Type</text:p>
            </table:table-cell>
            <table:table-cell table:style-name="Table2.A1" office:value-type="string">
              <text:p text:style-name="Table_20_Heading">Notes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shape</text:span></text:p>
          </table:table-cell>
          <table:table-cell table:style-name="Table2.A1" office:value-type="string">
            <text:p text:style-name="Table_20_Contents"><text:span text:style-name="Source_Text">Shape</text:span></text:p>
          </table:table-cell>
          <table:table-cell table:style-name="Table2.A1" office:value-type="string">
            <text:p text:style-name="Table_20_Contents">The shape of the output.</text:p>
          </table:table-cell>
        </table:table-row>
        <table:table-row>
          <table:table-cell table:style-name="Table2.A1" office:value-type="string">
            <text:p text:style-name="Table_20_Contents"><text:span text:style-name="Source_Text">broadcast_axes</text:span></text:p>
          </table:table-cell>
          <table:table-cell table:style-name="Table2.A1" office:value-type="string">
            <text:p text:style-name="Table_20_Contents"><text:span text:style-name="Source_Text">AxisSet</text:span></text:p>
          </table:table-cell>
          <table:table-cell table:style-name="Table2.A1" office:value-type="string">
            <text:p text:style-name="Table_20_Contents">Axis positions in <text:span text:style-name="Source_Text">shape</text:span> that are broadcast.</text:p>
          </table:table-cell>
        </table:table-row>
      </table:table>
      <text:h text:style-name="Heading_20_2" text:outline-level="2">Output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Element Type</text:p>
            </table:table-cell>
            <table:table-cell table:style-name="Table3.A1" office:value-type="string">
              <text:p text:style-name="Table_20_Heading">Shape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Text">output</text:span></text:p>
          </table:table-cell>
          <table:table-cell table:style-name="Table3.A1" office:value-type="string">
            <text:p text:style-name="Table_20_Contents">Same as <text:span text:style-name="Source_Text">arg</text:span></text:p>
          </table:table-cell>
          <table:table-cell table:style-name="Table3.A1" office:value-type="string">
            <text:p text:style-name="Table_20_Contents">Same as <text:span text:style-name="Source_Text">shape</text:span></text:p>
          </table:table-cell>
        </table:table-row>
      </table:table>
      <text:p text:style-name="First_20_paragraph">The shape of <text:span text:style-name="Source_Text">arg</text:span> must match <text:span text:style-name="Source_Text">shape</text:span> with elements in <text:span text:style-name="Source_Text">broadcast_axes</text:span> removed.</text:p>
      <text:p text:style-name="Text_20_body">For example, if <text:span text:style-name="Source_Text">arg</text:span> is <draw:frame draw:style-name="fr1" text:anchor-type="as-char"><draw:object xlink:href="Formula-0/" xlink:type="simple" xlink:show="embed" xlink:actuate="onLoad"/></draw:frame> then</text:p>
      <text:p text:style-name="Text_20_body"><draw:frame draw:style-name="fr2" text:anchor-type="paragraph"><draw:object xlink:href="Formula-2/" xlink:type="simple" xlink:show="embed" xlink:actuate="onLoad"/></draw:frame></text:p>
      <text:h text:style-name="Heading_20_1" text:outline-level="1">Mathematical Definition</text:h>
      <text:p text:style-name="First_20_paragraph">For a coordinate <draw:frame draw:style-name="fr1" text:anchor-type="as-char"><draw:object xlink:href="Formula-4/" xlink:type="simple" xlink:show="embed" xlink:actuate="onLoad"/></draw:frame>, let <draw:frame draw:style-name="fr1" text:anchor-type="as-char"><draw:object xlink:href="Formula-6/" xlink:type="simple" xlink:show="embed" xlink:actuate="onLoad"/></draw:frame> be a coordinate with the axes in <text:span text:style-name="Source_Text">broadcast_axes</text:span> removed. For example, if <draw:frame draw:style-name="fr1" text:anchor-type="as-char"><draw:object xlink:href="Formula-8/" xlink:type="simple" xlink:show="embed" xlink:actuate="onLoad"/></draw:frame> then <draw:frame draw:style-name="fr1" text:anchor-type="as-char"><draw:object xlink:href="Formula-10/" xlink:type="simple" xlink:show="embed" xlink:actuate="onLoad"/></draw:frame>. Then</text:p>
      <text:p text:style-name="Text_20_body"><draw:frame draw:style-name="fr2" text:anchor-type="paragraph"><draw:object xlink:href="Formula-12/" xlink:type="simple" xlink:show="embed" xlink:actuate="onLoad"/></draw:frame></text:p>
      <text:h text:style-name="Heading_20_1" text:outline-level="1">Backprop</text:h>
      <text:p text:style-name="First_20_paragraph"><draw:frame draw:style-name="fr2" text:anchor-type="paragraph"><draw:object xlink:href="Formula-14/" xlink:type="simple" xlink:show="embed" xlink:actuate="onLoad"/></draw:frame></text:p>
      <text:h text:style-name="Heading_20_1" text:outline-level="1">C++ Interface</text:h>
      <text:p text:style-name="First_20_paragraph">ngraph::op::v0::Broadca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roadcast</dc:title>
  </office:meta>
</office:document-meta>
</file>

<file path=Formula-0/content.xml><?xml version="1.0" encoding="utf-8"?>
<math xmlns="http://www.w3.org/1998/Math/MathML" display="inline">
  <mrow>
    <mo stretchy="false" form="prefix">[</mo>
    <mi>a</mi>
    <mo>,</mo>
    <mi>b</mi>
    <mo>,</mo>
    <mi>c</mi>
    <mo stretchy="false" form="postfix">]</mo>
  </mrow>
</math>
</file>

<file path=Formula-10/content.xml><?xml version="1.0" encoding="utf-8"?>
<math xmlns="http://www.w3.org/1998/Math/MathML" display="inline">
  <mrow>
    <mi>p</mi>
    <mo stretchy="false" form="prefix">(</mo>
    <mo stretchy="false" form="prefix">[</mo>
    <msub>
      <mi>d</mi>
      <mn>0</mn>
    </msub>
    <mo>,</mo>
    <msub>
      <mi>d</mi>
      <mn>1</mn>
    </msub>
    <mo>,</mo>
    <msub>
      <mi>d</mi>
      <mn>2</mn>
    </msub>
    <mo>,</mo>
    <msub>
      <mi>d</mi>
      <mn>3</mn>
    </msub>
    <mo>,</mo>
    <msub>
      <mi>d</mi>
      <mn>4</mn>
    </msub>
    <mo stretchy="false" form="postfix">]</mo>
    <mo stretchy="false" form="postfix">)</mo>
    <mo>=</mo>
    <mo stretchy="false" form="prefix">[</mo>
    <msub>
      <mi>d</mi>
      <mn>0</mn>
    </msub>
    <mo>,</mo>
    <msub>
      <mi>d</mi>
      <mn>2</mn>
    </msub>
    <mo>,</mo>
    <msub>
      <mi>d</mi>
      <mn>4</mn>
    </msub>
    <mo stretchy="false" form="postfix">]</mo>
  </mrow>
</math>
</file>

<file path=Formula-12/content.xml><?xml version="1.0" encoding="utf-8"?>
<math xmlns="http://www.w3.org/1998/Math/MathML" display="block">
  <mrow>
    <msub>
      <mstyle mathvariant="monospace">
        <mi>𝚘</mi>
        <mi>𝚞</mi>
        <mi>𝚝</mi>
        <mi>𝚙</mi>
        <mi>𝚞</mi>
        <mi>𝚝</mi>
      </mstyle>
      <mi>C</mi>
    </msub>
    <mo>=</mo>
    <msub>
      <mstyle mathvariant="monospace">
        <mi>𝚊</mi>
        <mi>𝚛</mi>
        <mi>𝚐</mi>
      </mstyle>
      <mrow>
        <mi>p</mi>
        <mo stretchy="false" form="prefix">(</mo>
        <mi>C</mi>
        <mo stretchy="false" form="postfix">)</mo>
      </mrow>
    </msub>
    <mi>.</mi>
  </mrow>
</math>
</file>

<file path=Formula-14/content.xml><?xml version="1.0" encoding="utf-8"?>
<math xmlns="http://www.w3.org/1998/Math/MathML" display="block">
  <mrow>
    <mover>
      <mstyle mathvariant="monospace">
        <mi>𝚊</mi>
        <mi>𝚛</mi>
        <mi>𝚐</mi>
      </mstyle>
      <mo accent="true">¯</mo>
    </mover>
    <mo>←</mo>
    <mstyle mathvariant="monospace">
      <mi>𝚂</mi>
      <mi>𝚞</mi>
      <mi>𝚖</mi>
    </mstyle>
    <mo stretchy="false" form="prefix">(</mo>
    <mi>Δ</mi>
    <mo>,</mo>
    <mstyle mathvariant="monospace">
      <mi>𝚋</mi>
      <mi>𝚛</mi>
      <mi>𝚘</mi>
      <mi>𝚊</mi>
      <mi>𝚍</mi>
      <mi>𝚌</mi>
      <mi>𝚊</mi>
      <mi>𝚜</mi>
      <msub>
        <mi>𝚝</mi>
        <mi>𝚊</mi>
      </msub>
      <mi>𝚡</mi>
      <mi>𝚎</mi>
      <mi>𝚜</mi>
    </mstyle>
    <mo stretchy="false" form="postfix">)</mo>
    <mi>.</mi>
  </mrow>
</math>
</file>

<file path=Formula-2/content.xml><?xml version="1.0" encoding="utf-8"?>
<math xmlns="http://www.w3.org/1998/Math/MathML" display="block">
  <mtable>
    <mtr>
      <mtd columnalign="right">
        <mstyle mathvariant="monospace">
          <mi>𝙱</mi>
          <mi>𝚛</mi>
          <mi>𝚘</mi>
          <mi>𝚊</mi>
          <mi>𝚍</mi>
          <mi>𝚌</mi>
          <mi>𝚊</mi>
          <mi>𝚜</mi>
          <mi>𝚝</mi>
          <mo stretchy="false" form="prefix">(</mo>
          <mi>𝚊</mi>
          <mi>𝚛</mi>
          <mi>𝚐</mi>
          <mo>,</mo>
          <mi>𝚂</mi>
          <mi>𝚑</mi>
          <mi>𝚊</mi>
          <mi>𝚙</mi>
          <mi>𝚎</mi>
          <mrow>
            <mn>2</mn>
            <mo>,</mo>
            <mn>3</mn>
          </mrow>
          <mo>,</mo>
          <mi>𝙰</mi>
          <mi>𝚡</mi>
          <mi>𝚒</mi>
          <mi>𝚜</mi>
          <mi>𝚂</mi>
          <mi>𝚎</mi>
          <mi>𝚝</mi>
          <mn>0</mn>
          <mo stretchy="false" form="postfix">)</mo>
        </mstyle>
      </mtd>
      <mtd columnalign="left">
        <mo>=</mo>
        <mrow>
          <mo stretchy="true" form="prefix">[</mo>
          <mtable>
            <mtr>
              <mtd columnalign="center">
                <mi>a</mi>
              </mtd>
              <mtd columnalign="center">
                <mi>b</mi>
              </mtd>
              <mtd columnalign="center">
                <mi>c</mi>
              </mtd>
            </mtr>
            <mtr>
              <mtd columnalign="center">
                <mi>a</mi>
              </mtd>
              <mtd columnalign="center">
                <mi>b</mi>
              </mtd>
              <mtd columnalign="center">
                <mi>c</mi>
              </mtd>
            </mtr>
          </mtable>
          <mo stretchy="true" form="postfix">]</mo>
        </mrow>
      </mtd>
    </mtr>
    <mtr>
      <mtd columnalign="right">
        <mstyle mathvariant="monospace">
          <mi>𝙱</mi>
          <mi>𝚛</mi>
          <mi>𝚘</mi>
          <mi>𝚊</mi>
          <mi>𝚍</mi>
          <mi>𝚌</mi>
          <mi>𝚊</mi>
          <mi>𝚜</mi>
          <mi>𝚝</mi>
          <mo stretchy="false" form="prefix">(</mo>
          <mi>𝚊</mi>
          <mi>𝚛</mi>
          <mi>𝚐</mi>
          <mo>,</mo>
          <mi>𝚂</mi>
          <mi>𝚑</mi>
          <mi>𝚊</mi>
          <mi>𝚙</mi>
          <mi>𝚎</mi>
          <mrow>
            <mn>3</mn>
            <mo>,</mo>
            <mn>2</mn>
          </mrow>
          <mo>,</mo>
          <mi>𝙰</mi>
          <mi>𝚡</mi>
          <mi>𝚒</mi>
          <mi>𝚜</mi>
          <mi>𝚂</mi>
          <mi>𝚎</mi>
          <mi>𝚝</mi>
          <mn>1</mn>
          <mo stretchy="false" form="postfix">)</mo>
        </mstyle>
      </mtd>
      <mtd columnalign="left">
        <mo>=</mo>
        <mrow>
          <mo stretchy="true" form="prefix">[</mo>
          <mtable>
            <mtr>
              <mtd columnalign="center">
                <mi>a</mi>
              </mtd>
              <mtd columnalign="center">
                <mi>a</mi>
              </mtd>
            </mtr>
            <mtr>
              <mtd columnalign="center">
                <mi>b</mi>
              </mtd>
              <mtd columnalign="center">
                <mi>b</mi>
              </mtd>
            </mtr>
            <mtr>
              <mtd columnalign="center">
                <mi>c</mi>
              </mtd>
              <mtd columnalign="center">
                <mi>c</mi>
              </mtd>
            </mtr>
          </mtable>
          <mo stretchy="true" form="postfix">]</mo>
        </mrow>
      </mtd>
    </mtr>
  </mtable>
</math>
</file>

<file path=Formula-4/content.xml><?xml version="1.0" encoding="utf-8"?>
<math xmlns="http://www.w3.org/1998/Math/MathML" display="inline">
  <mi>C</mi>
</math>
</file>

<file path=Formula-6/content.xml><?xml version="1.0" encoding="utf-8"?>
<math xmlns="http://www.w3.org/1998/Math/MathML" display="inline">
  <mrow>
    <mi>p</mi>
    <mo stretchy="false" form="prefix">(</mo>
    <mi>C</mi>
    <mo stretchy="false" form="postfix">)</mo>
  </mrow>
</math>
</file>

<file path=Formula-8/content.xml><?xml version="1.0" encoding="utf-8"?>
<math xmlns="http://www.w3.org/1998/Math/MathML" display="inline">
  <mrow>
    <mstyle mathvariant="monospace">
      <mi>𝚋</mi>
      <mi>𝚛</mi>
      <mi>𝚘</mi>
      <mi>𝚊</mi>
      <mi>𝚍</mi>
      <mi>𝚌</mi>
      <mi>𝚊</mi>
      <mi>𝚜</mi>
      <msub>
        <mi>𝚝</mi>
        <mi>𝚊</mi>
      </msub>
      <mi>𝚡</mi>
      <mi>𝚎</mi>
      <mi>𝚜</mi>
    </mstyle>
    <mo>=</mo>
    <mo stretchy="false" form="prefix">{</mo>
    <mn>1</mn>
    <mo>,</mo>
    <mn>3</mn>
    <mo stretchy="false" form="postfix">}</mo>
  </mrow>
</math>
</file>